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1c97cd"/>
    </style:style>
    <style:style style:name="gr2" style:family="graphic" style:parent-style-name="standard">
      <style:graphic-properties draw:stroke="none" svg:stroke-width="0.001cm" draw:fill-color="#add6e7"/>
    </style:style>
    <style:style style:name="gr3" style:family="graphic" style:parent-style-name="standard">
      <style:graphic-properties draw:stroke="none" svg:stroke-width="0.001cm" draw:fill-color="#3cafe4"/>
    </style:style>
    <style:style style:name="gr4" style:family="graphic" style:parent-style-name="standard">
      <style:graphic-properties draw:stroke="none" svg:stroke-width="0.001cm" draw:fill-color="#076086"/>
    </style:style>
    <style:style style:name="gr5" style:family="graphic" style:parent-style-name="standard">
      <style:graphic-properties draw:stroke="none" svg:stroke-width="0.001cm" draw:fill-color="#1f1a17"/>
    </style:style>
    <style:style style:name="gr6" style:family="graphic" style:parent-style-name="standard">
      <style:graphic-properties draw:stroke="none" svg:stroke-width="0.001cm" draw:fill-color="#ffffff"/>
    </style:style>
  </office:automatic-styles>
  <office:body>
    <office:drawing>
      <draw:page draw:name="page1" draw:style-name="dp1" draw:master-page-name="Default">
        <draw:g>
          <draw:glue-point draw:id="4" svg:x="-3.288cm" svg:y="-5cm"/>
          <draw:glue-point draw:id="5" svg:x="5cm" svg:y="-5cm"/>
          <draw:glue-point draw:id="6" svg:x="0.857cm" svg:y="-5cm"/>
          <draw:glue-point draw:id="7" svg:x="-5cm" svg:y="5cm"/>
          <draw:glue-point draw:id="8" svg:x="3.299cm" svg:y="5cm"/>
          <draw:glue-point draw:id="9" svg:x="-0.851cm" svg:y="5cm"/>
          <draw:glue-point draw:id="10" svg:x="-5cm" svg:y="-3.916cm"/>
          <draw:glue-point draw:id="11" svg:x="-5cm" svg:y="0.541cm"/>
          <draw:glue-point draw:id="12" svg:x="5cm" svg:y="3.906cm"/>
          <draw:glue-point draw:id="13" svg:x="5cm" svg:y="-0.547cm"/>
          <draw:glue-point draw:id="14" svg:x="0.002cm" svg:y="-0.002cm"/>
          <draw:polygon draw:style-name="gr1" draw:layer="layout" svg:width="1.022cm" svg:height="1.762cm" svg:x="0.011cm" svg:y="0.228cm" svg:viewBox="0 0 1023 1763" draw:points="0,1763 0,0 1023,0 1023,1763">
            <text:p/>
          </draw:polygon>
          <draw:polygon draw:style-name="gr2" draw:layer="layout" svg:width="0.021cm" svg:height="1.773cm" svg:x="0cm" svg:y="0.217cm" svg:viewBox="0 0 22 1774" draw:points="11,0 0,10 0,1774 22,1774 22,10 11,0 22,10 22,9 21,8 21,7 20,6 20,5 20,4 19,3 18,2 17,2 16,1 15,0 15,0 14,0 12,0 11,0 11,0 9,0 8,0 7,0 6,0 6,0 4,1 4,2 3,2 2,3 2,4 1,5 0,6 0,7 0,8 0,9 0,10">
            <text:p/>
          </draw:polygon>
          <draw:polygon draw:style-name="gr2" draw:layer="layout" svg:width="1.032cm" svg:height="0.022cm" svg:x="0.011cm" svg:y="0.217cm" svg:viewBox="0 0 1033 23" draw:points="1033,11 1022,0 0,0 0,23 1022,23 1033,11 1022,23 1023,23 1024,22 1026,22 1026,21 1027,21 1028,20 1029,19 1030,19 1030,18 1031,17 1031,16 1032,15 1032,14 1032,13 1033,12 1033,11 1033,10 1032,9 1032,8 1032,7 1031,6 1031,5 1030,4 1030,3 1029,3 1028,2 1027,1 1026,0 1026,0 1024,0 1023,0 1022,0">
            <text:p/>
          </draw:polygon>
          <draw:polygon draw:style-name="gr2" draw:layer="layout" svg:width="0.021cm" svg:height="1.772cm" svg:x="1.022cm" svg:y="0.228cm" svg:viewBox="0 0 22 1773" draw:points="10,1773 22,1762 22,0 0,0 0,1762 10,1773 0,1762 0,1763 0,1764 0,1766 0,1766 1,1768 2,1768 2,1769 3,1770 3,1771 4,1771 6,1772 6,1772 7,1772 9,1773 9,1773 10,1773 12,1773 12,1773 14,1772 15,1772 15,1772 16,1771 17,1771 18,1770 19,1769 19,1768 20,1768 20,1766 21,1766 21,1764 22,1763 22,1762">
            <text:p/>
          </draw:polygon>
          <draw:polygon draw:style-name="gr2" draw:layer="layout" svg:width="1.032cm" svg:height="0.021cm" svg:x="0cm" svg:y="1.979cm" svg:viewBox="0 0 1033 22" draw:points="0,11 10,22 1033,22 1033,0 10,0 0,11 10,0 9,0 8,0 6,0 5,0 4,1 4,2 3,2 2,3 2,4 1,5 0,6 0,7 0,8 0,9 0,10 0,11 0,11 0,13 0,13 0,15 0,15 1,17 2,17 2,18 3,19 4,20 4,20 5,21 6,21 8,21 9,22 10,22">
            <text:p/>
          </draw:polygon>
          <draw:polygon draw:style-name="gr3" draw:layer="layout" svg:width="1.236cm" svg:height="0.217cm" svg:x="0.011cm" svg:y="0.011cm" svg:viewBox="0 0 1237 218" draw:points="215,0 0,218 1022,218 1237,0">
            <text:p/>
          </draw:polygon>
          <draw:polygon draw:style-name="gr2" draw:layer="layout" svg:width="0.233cm" svg:height="0.235cm" svg:x="0cm" svg:y="0.003cm" svg:viewBox="0 0 234 236" draw:points="10,236 17,232 234,14 218,0 3,217 10,236 3,217 2,218 1,219 0,220 0,221 0,222 0,223 0,224 0,225 0,226 0,227 0,228 0,229 1,230 1,231 2,231 2,232 3,233 4,233 5,234 6,234 6,235 8,235 9,236 10,236 11,236 12,236 12,235 14,235 15,234 16,234 16,233 17,232">
            <text:p/>
          </draw:polygon>
          <draw:polygon draw:style-name="gr2" draw:layer="layout" svg:width="1.032cm" svg:height="0.022cm" svg:x="0.011cm" svg:y="0.217cm" svg:viewBox="0 0 1033 23" draw:points="1029,19 1022,0 0,0 0,23 1022,23 1029,19 1022,23 1023,23 1024,22 1026,22 1026,21 1027,21 1028,20 1029,19 1030,19 1030,18 1031,17 1031,16 1032,15 1032,14 1032,13 1033,12 1033,11 1033,10 1032,9 1032,8 1032,7 1031,6 1031,5 1030,4 1030,3 1029,3 1028,2 1027,1 1026,0 1026,0 1024,0 1023,0 1022,0">
            <text:p/>
          </draw:polygon>
          <draw:polygon draw:style-name="gr2" draw:layer="layout" svg:width="0.232cm" svg:height="0.235cm" svg:x="1.025cm" svg:y="0cm" svg:viewBox="0 0 233 236" draw:points="222,0 214,3 0,221 14,236 229,18 222,0 229,18 230,17 230,16 231,15 232,14 232,13 233,12 233,11 233,10 233,9 232,8 232,7 231,6 231,5 230,4 230,4 229,3 228,2 228,2 227,1 226,0 225,0 224,0 223,0 222,0 221,0 220,0 219,0 218,0 217,1 216,2 215,2 214,3">
            <text:p/>
          </draw:polygon>
          <draw:polygon draw:style-name="gr2" draw:layer="layout" svg:width="1.031cm" svg:height="0.021cm" svg:x="0.215cm" svg:y="0cm" svg:viewBox="0 0 1032 22" draw:points="3,3 10,22 1032,22 1032,0 10,0 3,3 10,0 9,0 8,0 7,0 6,1 4,1 4,2 3,2 2,3 1,4 1,5 1,6 0,7 0,8 0,9 0,9 0,11 0,12 0,13 0,14 0,15 1,16 1,16 1,17 2,18 3,19 4,20 4,20 6,21 7,21 8,21 9,22 10,22">
            <text:p/>
          </draw:polygon>
          <draw:polygon draw:style-name="gr4" draw:layer="layout" svg:width="0.214cm" svg:height="1.978cm" svg:x="1.032cm" svg:y="0.011cm" svg:viewBox="0 0 215 1979" draw:points="215,1763 215,0 0,216 0,1979">
            <text:p/>
          </draw:polygon>
          <draw:polygon draw:style-name="gr2" draw:layer="layout" svg:width="0.021cm" svg:height="1.774cm" svg:x="1.236cm" svg:y="0cm" svg:viewBox="0 0 22 1775" draw:points="3,3 0,10 0,1775 22,1775 22,10 3,3 22,10 21,9 21,8 21,7 20,6 20,5 19,4 19,3 18,2 17,2 16,1 15,1 15,0 13,0 12,0 12,0 10,0 9,0 9,0 7,0 6,0 5,1 5,1 4,2 3,2 2,3 1,4 1,5 0,6 0,7 0,8 0,9 0,10">
            <text:p/>
          </draw:polygon>
          <draw:polygon draw:style-name="gr2" draw:layer="layout" svg:width="0.232cm" svg:height="0.235cm" svg:x="1.022cm" svg:y="0.004cm" svg:viewBox="0 0 233 236" draw:points="0,225 17,232 233,14 218,0 3,217 0,225 3,217 2,218 1,219 0,220 0,221 0,222 0,223 0,224 0,225 0,226 0,227 0,228 0,229 0,230 1,231 2,231 3,232 3,233 4,233 5,234 6,234 6,235 8,235 9,236 10,236 11,236 12,236 12,235 14,235 15,234 16,234 17,233 17,232">
            <text:p/>
          </draw:polygon>
          <draw:polygon draw:style-name="gr2" draw:layer="layout" svg:width="0.021cm" svg:height="1.772cm" svg:x="1.022cm" svg:y="0.228cm" svg:viewBox="0 0 22 1773" draw:points="18,1769 22,1762 22,0 0,0 0,1762 18,1769 0,1762 0,1763 0,1764 0,1766 0,1766 1,1768 2,1768 2,1769 3,1770 3,1771 4,1771 6,1772 6,1772 7,1772 9,1773 9,1773 10,1773 12,1773 12,1773 14,1772 15,1772 15,1772 16,1771 17,1771 18,1770 19,1769 19,1768 20,1768 20,1766 21,1766 21,1764 22,1763 22,1762">
            <text:p/>
          </draw:polygon>
          <draw:polygon draw:style-name="gr2" draw:layer="layout" svg:width="0.232cm" svg:height="0.234cm" svg:x="1.025cm" svg:y="1.763cm" svg:viewBox="0 0 233 235" draw:points="233,10 214,3 0,219 14,235 229,18 233,10 229,18 230,17 230,16 231,15 232,14 232,13 233,12 233,11 233,10 233,9 232,8 232,7 231,6 231,5 230,4 230,4 229,3 228,2 228,2 227,1 226,1 225,0 224,0 223,0 222,0 221,0 220,0 219,0 218,0 217,1 216,2 215,2 214,3">
            <text:p/>
          </draw:polygon>
          <draw:polygon draw:style-name="gr5" draw:layer="layout" svg:width="0.671cm" svg:height="0.242cm" svg:x="0.207cm" svg:y="0.458cm" svg:viewBox="0 0 672 243" draw:points="210,92 672,91 672,151 210,151 210,243 0,121 210,0">
            <text:p/>
          </draw:polygon>
          <draw:polygon draw:style-name="gr5" draw:layer="layout" svg:width="0.671cm" svg:height="0.242cm" svg:x="0.251cm" svg:y="0.883cm" svg:viewBox="0 0 672 243" draw:points="461,150 0,150 0,92 461,91 462,0 672,121 462,243">
            <text:p/>
          </draw:polygon>
          <draw:polygon draw:style-name="gr6" draw:layer="layout" svg:width="0.671cm" svg:height="0.242cm" svg:x="0.198cm" svg:y="0.448cm" svg:viewBox="0 0 672 243" draw:points="210,92 672,91 672,150 210,150 209,243 0,121 209,0">
            <text:p/>
          </draw:polygon>
          <draw:polygon draw:style-name="gr6" draw:layer="layout" svg:width="0.671cm" svg:height="0.242cm" svg:x="0.242cm" svg:y="0.874cm" svg:viewBox="0 0 672 243" draw:points="462,150 0,150 0,92 462,92 462,0 672,121 462,243">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Generic softswitch</dc:title>
    <meta:creation-date>2011-02-07T16:44:31</meta:creation-date>
    <meta:editing-duration>P0D</meta:editing-duration>
    <meta:editing-cycles>1</meta:editing-cycles>
    <meta:document-statistic meta:object-count="20"/>
    <meta:generator>OpenOffice.org/3.3$Linux OpenOffice.org_project/330m20$Build-9567</meta:generator>
  </office:meta>
</office:document-meta>
</file>